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textarea-horizontal-align="justify" draw:textarea-vertical-align="middle" draw:auto-grow-height="false" fo:min-height="0.957cm" fo:min-width="1.6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2.2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2.675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1.27cm" svg:x="16.494cm" svg:y="3.54cm">
          <draw:text-box>
            <text:p>Simplified core logic</text:p>
          </draw:text-box>
        </draw:frame>
        <draw:custom-shape draw:style-name="gr2" draw:text-style-name="P2" xml:id="id1" draw:id="id1" draw:layer="layout" svg:width="4.826cm" svg:height="2.032cm" svg:x="7.604cm" svg:y="1.762cm">
          <text:p text:style-name="P2">Hardware<text:line-break/>nRESET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016cm" svg:x="7.604cm" svg:y="4.556cm">
          <text:p text:style-name="P2">Blink LED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317cm" svg:height="2.54cm" svg:x="7.859cm" svg:y="9.763cm">
          <text:p text:style-name="P2">Addr<text:line-break/>Cm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3" draw:id="id3" draw:layer="layout" svg:width="4.317cm" svg:height="2.413cm" svg:x="7.858cm" svg:y="6.715cm">
          <text:p text:style-name="P2">read</text:p>
          <text:p text:style-name="P2">U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0.017cm" svg:y1="3.794cm" svg:x2="10.017cm" svg:y2="4.556cm" draw:start-shape="id1" draw:start-glue-point="2" draw:end-shape="id2" draw:end-glue-point="0" svg:d="M10017 3794v762" svg:viewBox="0 0 1 763">
          <text:p/>
        </draw:connector>
        <draw:connector draw:style-name="gr6" draw:text-style-name="P3" draw:layer="layout" svg:x1="10.017cm" svg:y1="5.572cm" svg:x2="10.017cm" svg:y2="6.715cm" draw:start-shape="id2" draw:start-glue-point="2" draw:end-shape="id3" draw:end-glue-point="4" svg:d="M10017 5572v1143" svg:viewBox="0 0 1 1144">
          <text:p/>
        </draw:connector>
        <draw:custom-shape draw:style-name="gr7" draw:text-style-name="P2" xml:id="id4" draw:id="id4" draw:layer="layout" svg:width="2.794cm" svg:height="1.905cm" svg:x="2.143cm" svg:y="6.969cm">
          <text:p text:style-name="P2">Start<text:line-break/>Sketch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858cm" svg:y1="7.922cm" svg:x2="4.937cm" svg:y2="7.921cm" draw:start-shape="id3" draw:start-glue-point="5" draw:end-shape="id4" draw:end-glue-point="1" svg:d="M7858 7922h-1461v-1h-1460" svg:viewBox="0 0 2922 2">
          <text:p/>
        </draw:connector>
        <draw:connector draw:style-name="gr6" draw:text-style-name="P3" draw:layer="layout" svg:x1="10.017cm" svg:y1="9.128cm" svg:x2="10.018cm" svg:y2="9.763cm" draw:start-shape="id3" draw:start-glue-point="6" draw:end-shape="id5" draw:end-glue-point="4" svg:d="M10017 9128v318h1v317" svg:viewBox="0 0 2 636">
          <text:p/>
        </draw:connector>
        <draw:frame draw:style-name="gr8" draw:text-style-name="P1" draw:layer="layout" svg:width="2.767cm" svg:height="0.954cm" svg:x="5.091cm" svg:y="6.777cm">
          <draw:text-box>
            <text:p>Timeout</text:p>
          </draw:text-box>
        </draw:frame>
        <draw:frame draw:style-name="gr9" draw:text-style-name="P1" draw:layer="layout" svg:width="0.502cm" svg:height="0.954cm" svg:x="0cm" svg:y="0cm">
          <draw:text-box>
            <text:p/>
          </draw:text-box>
        </draw:frame>
        <draw:frame draw:style-name="gr8" draw:text-style-name="P4" draw:layer="layout" svg:width="6.649cm" svg:height="1.665cm" svg:x="16.24cm" svg:y="1.635cm">
          <draw:text-box>
            <text:p><text:span text:style-name="T1">Bootloader</text:span></text:p>
          </draw:text-box>
        </draw:frame>
        <draw:custom-shape draw:style-name="gr10" draw:text-style-name="P2" xml:id="id6" draw:id="id6" draw:layer="layout" svg:width="3.175cm" svg:height="2.032cm" svg:x="13.319cm" svg:y="10.017cm">
          <text:p text:style-name="P2">Save<text:line-break/>addres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2.176cm" svg:y1="11.033cm" svg:x2="13.319cm" svg:y2="11.033cm" draw:start-shape="id5" draw:start-glue-point="7" draw:end-shape="id6" draw:end-glue-point="3" svg:d="M12176 11033h1143" svg:viewBox="0 0 1144 1">
          <text:p/>
        </draw:connector>
        <draw:connector draw:style-name="gr6" draw:text-style-name="P3" xml:id="id11" draw:id="id11" draw:layer="layout" svg:x1="14.906cm" svg:y1="10.017cm" svg:x2="12.175cm" svg:y2="7.922cm" draw:start-shape="id6" draw:start-glue-point="0" draw:end-shape="id3" draw:end-glue-point="7" svg:d="M14906 10017v-2095h-2731" svg:viewBox="0 0 2732 2096">
          <text:p/>
        </draw:connector>
        <draw:custom-shape draw:style-name="gr4" draw:text-style-name="P2" xml:id="id7" draw:id="id7" draw:layer="layout" svg:width="4.317cm" svg:height="2.54cm" svg:x="7.858cm" svg:y="12.811cm">
          <text:p text:style-name="P2">Program</text:p>
          <text:p text:style-name="P2">Cm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2" draw:id="id12" draw:layer="layout" svg:width="4.317cm" svg:height="2.54cm" svg:x="7.858cm" svg:y="15.986cm">
          <text:p text:style-name="P2">Other<text:line-break/>Cm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8" draw:id="id8" draw:layer="layout" svg:width="3.556cm" svg:height="2.032cm" svg:x="13.192cm" svg:y="13.065cm">
          <text:p text:style-name="P2">Read page</text:p>
          <text:p text:style-name="P2">of data from<text:line-break/>UART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175cm" svg:height="2.032cm" svg:x="17.383cm" svg:y="13.065cm">
          <text:p text:style-name="P2">Erase page<text:line-break/>of Flash at</text:p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3.175cm" svg:height="2.032cm" svg:x="21.447cm" svg:y="13.065cm">
          <text:p text:style-name="P2">Program<text:line-break/>Flash at </text:p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3.175cm" svg:height="2.032cm" svg:x="13.446cm" svg:y="16.24cm">
          <text:p text:style-name="P2">Process<text:line-break/>command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2.175cm" svg:y1="14.081cm" svg:x2="13.192cm" svg:y2="14.081cm" draw:start-shape="id7" draw:start-glue-point="7" draw:end-shape="id8" draw:end-glue-point="3" svg:d="M12175 14081h1017" svg:viewBox="0 0 1018 1">
          <text:p/>
        </draw:connector>
        <draw:connector draw:style-name="gr6" draw:text-style-name="P3" draw:layer="layout" svg:x1="10.018cm" svg:y1="12.303cm" svg:x2="10.017cm" svg:y2="12.811cm" draw:start-shape="id5" draw:start-glue-point="6" draw:end-shape="id7" draw:end-glue-point="4" svg:d="M10018 12303v255h-1v253" svg:viewBox="0 0 2 509">
          <text:p/>
        </draw:connector>
        <draw:connector draw:style-name="gr6" draw:text-style-name="P3" draw:layer="layout" svg:x1="16.748cm" svg:y1="14.081cm" svg:x2="17.383cm" svg:y2="14.081cm" draw:start-shape="id8" draw:start-glue-point="1" draw:end-shape="id9" draw:end-glue-point="3" svg:d="M16748 14081h635" svg:viewBox="0 0 636 1">
          <text:p/>
        </draw:connector>
        <draw:connector draw:style-name="gr6" draw:text-style-name="P3" draw:layer="layout" svg:x1="20.558cm" svg:y1="14.081cm" svg:x2="21.447cm" svg:y2="14.081cm" draw:start-shape="id9" draw:start-glue-point="1" draw:end-shape="id10" draw:end-glue-point="3" svg:d="M20558 14081h889" svg:viewBox="0 0 890 1">
          <text:p/>
        </draw:connector>
        <draw:connector draw:style-name="gr6" draw:text-style-name="P3" draw:layer="layout" svg:x1="24.622cm" svg:y1="14.081cm" svg:x2="14.906cm" svg:y2="7.922cm" draw:start-shape="id10" draw:start-glue-point="1" draw:end-shape="id11" draw:end-glue-point="0" svg:d="M24622 14081h500v-6159h-10216" svg:viewBox="0 0 10217 6160">
          <text:p/>
        </draw:connector>
        <draw:connector draw:style-name="gr6" draw:text-style-name="P3" draw:layer="layout" svg:x1="10.017cm" svg:y1="15.351cm" svg:x2="10.017cm" svg:y2="15.986cm" draw:start-shape="id7" draw:start-glue-point="6" draw:end-shape="id12" draw:end-glue-point="4" svg:d="M10017 15351v635" svg:viewBox="0 0 1 636">
          <text:p/>
        </draw:connector>
        <draw:connector draw:style-name="gr6" draw:text-style-name="P3" draw:layer="layout" svg:x1="12.175cm" svg:y1="17.256cm" svg:x2="13.446cm" svg:y2="17.256cm" draw:start-shape="id12" draw:start-glue-point="7" draw:end-shape="id13" draw:end-glue-point="3" svg:d="M12175 17256h1271" svg:viewBox="0 0 1272 1">
          <text:p/>
        </draw:connector>
        <draw:connector draw:style-name="gr6" draw:text-style-name="P3" draw:layer="layout" draw:line-skew="4.01cm" svg:x1="16.621cm" svg:y1="17.256cm" svg:x2="25.119cm" svg:y2="14.067cm" draw:start-shape="id13" draw:start-glue-point="1" svg:d="M16621 17256h8509v-3189h-11" svg:viewBox="0 0 8510 3190">
          <text:p/>
        </draw:connector>
        <draw:connector draw:style-name="gr6" draw:text-style-name="P3" draw:layer="layout" svg:x1="10.017cm" svg:y1="18.526cm" svg:x2="3.54cm" svg:y2="8.874cm" draw:start-shape="id12" draw:start-glue-point="6" draw:end-shape="id4" draw:end-glue-point="2" svg:d="M10017 18526v502h-6477v-10154" svg:viewBox="0 0 6478 10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1:28:27.832000000</meta:creation-date>
    <dc:date>2017-05-06T12:07:22.977000000</dc:date>
    <meta:editing-duration>PT7M10S</meta:editing-duration>
    <meta:editing-cycles>1</meta:editing-cycles>
    <meta:document-statistic meta:object-count="31"/>
    <meta:generator>LibreOffice/5.3.2.2$Windows_x86 LibreOffice_project/6cd4f1ef626f15116896b1d8e1398b56da0d0ee1</meta:generator>
  </office:meta>
</office:document-meta>
</file>